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25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24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23-08-28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22-08-1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21-08-1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0724" calcext:value-type="float">
            <text:p>39.3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645119012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